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97cm" svg:height="9.017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462cm" svg:height="2.159cm" svg:x="3.794cm" svg:y="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3.462cm" svg:height="5.588cm" svg:x="3.794cm" svg:y="5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97cm" svg:height="1.27cm" svg:x="4.175cm" svg:y="3.032cm">
          <text:p text:style-name="P2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778cm" svg:height="1.27cm" svg:x="5.826cm" svg:y="3.032cm">
          <text:p text:style-name="P2"><text:span text:style-name="T1">Delet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794cm" svg:y1="6.207cm" svg:x2="17.256cm" svg:y2="6.207cm">
          <text:p/>
        </draw:line>
        <draw:custom-shape draw:style-name="gr2" draw:text-style-name="P2" draw:layer="layout" svg:width="1.778cm" svg:height="1.27cm" svg:x="11.325cm" svg:y="3.031cm">
          <text:p text:style-name="P2"><text:span text:style-name="T1">Search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048cm" svg:height="0.889cm" svg:x="13.573cm" svg:y="3.286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18cm" svg:y1="5.191cm" svg:x2="7.18cm" svg:y2="10.779cm">
          <text:p/>
        </draw:line>
        <draw:line draw:style-name="gr3" draw:text-style-name="P1" draw:layer="layout" svg:x1="10.879cm" svg:y1="5.19cm" svg:x2="10.879cm" svg:y2="10.778cm">
          <text:p/>
        </draw:line>
        <draw:line draw:style-name="gr3" draw:text-style-name="P1" draw:layer="layout" svg:x1="13.979cm" svg:y1="5.19cm" svg:x2="13.979cm" svg:y2="10.778cm">
          <text:p/>
        </draw:line>
        <draw:frame draw:style-name="gr4" draw:text-style-name="P3" draw:layer="layout" svg:width="1.651cm" svg:height="0.683cm" svg:x="4.648cm" svg:y="5.355cm">
          <draw:text-box>
            <text:p text:style-name="P3"><text:span text:style-name="T1">Name</text:span></text:p>
          </draw:text-box>
        </draw:frame>
        <draw:frame draw:style-name="gr4" draw:text-style-name="P3" draw:layer="layout" svg:width="2.117cm" svg:height="0.683cm" svg:x="7.949cm" svg:y="5.356cm">
          <draw:text-box>
            <text:p text:style-name="P3"><text:span text:style-name="T1">Address</text:span></text:p>
          </draw:text-box>
        </draw:frame>
        <draw:frame draw:style-name="gr4" draw:text-style-name="P3" draw:layer="layout" svg:width="2.117cm" svg:height="0.683cm" svg:x="11.25cm" svg:y="5.357cm">
          <draw:text-box>
            <text:p text:style-name="P2"><text:span text:style-name="T1">City</text:span></text:p>
          </draw:text-box>
        </draw:frame>
        <draw:frame draw:style-name="gr4" draw:text-style-name="P3" draw:layer="layout" svg:width="2.117cm" svg:height="0.683cm" svg:x="14.551cm" svg:y="5.358cm">
          <draw:text-box>
            <text:p text:style-name="P2"><text:span text:style-name="T1">Phone</text:span></text:p>
          </draw:text-box>
        </draw:frame>
        <draw:polygon draw:style-name="gr1" draw:text-style-name="P1" draw:layer="layout" svg:width="0.64cm" svg:height="0.623cm" svg:x="14.756cm" svg:y="1.55cm" svg:viewBox="0 0 641 624" draw:points="0,624 0,0 641,0 641,624">
          <text:p/>
        </draw:polygon>
        <draw:polygon draw:style-name="gr1" draw:text-style-name="P1" draw:layer="layout" svg:width="0.383cm" svg:height="0.374cm" svg:x="14.885cm" svg:y="1.676cm" svg:viewBox="0 0 384 375" draw:points="0,0 384,375">
          <text:p/>
        </draw:polygon>
        <draw:polygon draw:style-name="gr1" draw:text-style-name="P1" draw:layer="layout" svg:width="0.383cm" svg:height="0.355cm" svg:x="14.885cm" svg:y="1.695cm" svg:viewBox="0 0 384 356" draw:points="0,356 384,0">
          <text:p/>
        </draw:polygon>
        <draw:polygon draw:style-name="gr1" draw:text-style-name="P1" draw:layer="layout" svg:width="0.657cm" svg:height="0.622cm" svg:x="15.665cm" svg:y="1.551cm" svg:viewBox="0 0 658 623" draw:points="0,623 0,0 658,0 658,623">
          <text:p/>
        </draw:polygon>
        <draw:polygon draw:style-name="gr1" draw:text-style-name="P1" draw:layer="layout" svg:width="0.383cm" svg:height="0cm" svg:x="15.811cm" svg:y="2.051cm" svg:viewBox="0 0 384 0" draw:points="0,0 384,0">
          <text:p/>
        </draw:polygon>
        <draw:polygon draw:style-name="gr1" draw:text-style-name="P1" draw:layer="layout" svg:width="0.701cm" svg:height="0.621cm" svg:x="16.573cm" svg:y="1.55cm" svg:viewBox="0 0 702 622" draw:points="0,622 0,0 702,0 702,622">
          <text:p/>
        </draw:polygon>
        <draw:polygon draw:style-name="gr1" draw:text-style-name="P1" draw:layer="layout" svg:width="0.356cm" svg:height="0.374cm" svg:x="16.763cm" svg:y="1.675cm" svg:viewBox="0 0 357 375" draw:points="0,375 0,0 357,0 357,375">
          <text:p/>
        </draw:polygon>
        <draw:polygon draw:style-name="gr1" draw:text-style-name="P1" draw:layer="layout" svg:width="13.969cm" svg:height="0.873cm" svg:x="3.54cm" svg:y="1.396cm" svg:viewBox="0 0 13970 874" draw:points="0,874 0,0 13970,0 13970,874">
          <text:p/>
        </draw:polygon>
        <draw:frame draw:style-name="gr5" draw:text-style-name="P4" draw:layer="layout" svg:width="3.175cm" svg:height="0.758cm" svg:x="3.54cm" svg:y="1.464cm">
          <draw:text-box>
            <text:p text:style-name="P4"><text:span text:style-name="T2">Owners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v </meta:initial-creator>
    <meta:creation-date>2013-08-07T10:03:55</meta:creation-date>
    <dc:date>2013-08-08T15:14:05</dc:date>
    <dc:creator>vv </dc:creator>
    <meta:editing-duration>PT26M4S</meta:editing-duration>
    <meta:editing-cycles>5</meta:editing-cycles>
    <meta:generator>LibreOffice/3.5$Linux_x86 LibreOffice_project/350m1$Build-2</meta:generator>
    <meta:document-statistic meta:object-count="24"/>
  </office:meta>
</office:document-meta>
</file>